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1094306891612547">
            <text:p>0.11094306891612547</text:p>
          </table:table-cell>
          <table:table-cell office:value-type="float" office:value="0.10752965159550483">
            <text:p>0.10752965159550483</text:p>
          </table:table-cell>
          <table:table-cell office:value-type="float" office:value="0.10755172201606887">
            <text:p>0.10755172201606887</text:p>
          </table:table-cell>
          <table:table-cell office:value-type="float" office:value="0.10391261776258255">
            <text:p>0.10391261776258255</text:p>
          </table:table-cell>
          <table:table-cell office:value-type="float" office:value="0.1020170059234704">
            <text:p>0.1020170059234704</text:p>
          </table:table-cell>
          <table:table-cell office:value-type="float" office:value="0.09939227258887616">
            <text:p>0.09939227258887616</text:p>
          </table:table-cell>
          <table:table-cell office:value-type="float" office:value="0.10399637024561412">
            <text:p>0.10399637024561412</text:p>
          </table:table-cell>
          <table:table-cell office:value-type="float" office:value="0.11847238381053395">
            <text:p>0.11847238381053395</text:p>
          </table:table-cell>
          <table:table-cell office:value-type="float" office:value="0.13400016448692262">
            <text:p>0.13400016448692262</text:p>
          </table:table-cell>
          <table:table-cell office:value-type="float" office:value="0.14195421640233508">
            <text:p>0.14195421640233508</text:p>
          </table:table-cell>
          <table:table-cell office:value-type="float" office:value="0.14730871774973062">
            <text:p>0.14730871774973062</text:p>
          </table:table-cell>
          <table:table-cell office:value-type="float" office:value="0.14975748770647093">
            <text:p>0.14975748770647093</text:p>
          </table:table-cell>
          <table:table-cell office:value-type="float" office:value="0.15069632935392807">
            <text:p>0.15069632935392807</text:p>
          </table:table-cell>
          <table:table-cell office:value-type="float" office:value="0.1501114720310937">
            <text:p>0.1501114720310937</text:p>
          </table:table-cell>
          <table:table-cell office:value-type="float" office:value="0.1482532218679737">
            <text:p>0.1482532218679737</text:p>
          </table:table-cell>
          <table:table-cell office:value-type="float" office:value="0.14701518340887704">
            <text:p>0.14701518340887704</text:p>
          </table:table-cell>
          <table:table-cell office:value-type="float" office:value="0.14754335670526636">
            <text:p>0.14754335670526636</text:p>
          </table:table-cell>
          <table:table-cell office:value-type="float" office:value="0.15223472199222182">
            <text:p>0.15223472199222182</text:p>
          </table:table-cell>
          <table:table-cell office:value-type="float" office:value="0.15692839614685136">
            <text:p>0.15692839614685136</text:p>
          </table:table-cell>
          <table:table-cell office:value-type="float" office:value="0.15722060242589916">
            <text:p>0.15722060242589916</text:p>
          </table:table-cell>
          <table:table-cell office:value-type="float" office:value="0.15440321852776148">
            <text:p>0.15440321852776148</text:p>
          </table:table-cell>
          <table:table-cell office:value-type="float" office:value="0.14828343831397675">
            <text:p>0.14828343831397675</text:p>
          </table:table-cell>
          <table:table-cell office:value-type="float" office:value="0.13809282908323603">
            <text:p>0.13809282908323603</text:p>
          </table:table-cell>
          <table:table-cell office:value-type="float" office:value="0.12354694798373783">
            <text:p>0.1235469479837378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635112007451983">
            <text:p>0.2635112007451983</text:p>
          </table:table-cell>
          <table:table-cell office:value-type="float" office:value="0.2554036758174245">
            <text:p>0.2554036758174245</text:p>
          </table:table-cell>
          <table:table-cell office:value-type="float" office:value="0.25545609732586555">
            <text:p>0.25545609732586555</text:p>
          </table:table-cell>
          <table:table-cell office:value-type="float" office:value="0.2468125223748426">
            <text:p>0.2468125223748426</text:p>
          </table:table-cell>
          <table:table-cell office:value-type="float" office:value="0.24231007840289065">
            <text:p>0.24231007840289065</text:p>
          </table:table-cell>
          <table:table-cell office:value-type="float" office:value="0.2360758301583449">
            <text:p>0.2360758301583449</text:p>
          </table:table-cell>
          <table:table-cell office:value-type="float" office:value="0.24701145068631455">
            <text:p>0.24701145068631455</text:p>
          </table:table-cell>
          <table:table-cell office:value-type="float" office:value="0.28139477678106833">
            <text:p>0.28139477678106833</text:p>
          </table:table-cell>
          <table:table-cell office:value-type="float" office:value="0.31827625275715216">
            <text:p>0.31827625275715216</text:p>
          </table:table-cell>
          <table:table-cell office:value-type="float" office:value="0.33716866119237077">
            <text:p>0.33716866119237077</text:p>
          </table:table-cell>
          <table:table-cell office:value-type="float" office:value="0.3498866353139513">
            <text:p>0.3498866353139513</text:p>
          </table:table-cell>
          <table:table-cell office:value-type="float" office:value="0.3557029365750718">
            <text:p>0.3557029365750718</text:p>
          </table:table-cell>
          <table:table-cell office:value-type="float" office:value="0.3579328666847033">
            <text:p>0.3579328666847033</text:p>
          </table:table-cell>
          <table:table-cell office:value-type="float" office:value="0.35654371766520704">
            <text:p>0.35654371766520704</text:p>
          </table:table-cell>
          <table:table-cell office:value-type="float" office:value="0.35213001488455953">
            <text:p>0.35213001488455953</text:p>
          </table:table-cell>
          <table:table-cell office:value-type="float" office:value="0.34918943460214485">
            <text:p>0.34918943460214485</text:p>
          </table:table-cell>
          <table:table-cell office:value-type="float" office:value="0.35044394811878704">
            <text:p>0.35044394811878704</text:p>
          </table:table-cell>
          <table:table-cell office:value-type="float" office:value="0.36158684611122227">
            <text:p>0.36158684611122227</text:p>
          </table:table-cell>
          <table:table-cell office:value-type="float" office:value="0.37273522810999343">
            <text:p>0.37273522810999343</text:p>
          </table:table-cell>
          <table:table-cell office:value-type="float" office:value="0.3734292744186952">
            <text:p>0.3734292744186952</text:p>
          </table:table-cell>
          <table:table-cell office:value-type="float" office:value="0.36673744390407614">
            <text:p>0.36673744390407614</text:p>
          </table:table-cell>
          <table:table-cell office:value-type="float" office:value="0.3522017847756068">
            <text:p>0.3522017847756068</text:p>
          </table:table-cell>
          <table:table-cell office:value-type="float" office:value="0.3279971210597701">
            <text:p>0.3279971210597701</text:p>
          </table:table-cell>
          <table:table-cell office:value-type="float" office:value="0.29344784608592406">
            <text:p>0.29344784608592406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38182002153480815">
            <text:p>0.38182002153480815</text:p>
          </table:table-cell>
          <table:table-cell office:value-type="float" office:value="0.3700724550793317">
            <text:p>0.3700724550793317</text:p>
          </table:table-cell>
          <table:table-cell office:value-type="float" office:value="0.37014841231160567">
            <text:p>0.37014841231160567</text:p>
          </table:table-cell>
          <table:table-cell office:value-type="float" office:value="0.35762412505321156">
            <text:p>0.35762412505321156</text:p>
          </table:table-cell>
          <table:table-cell office:value-type="float" office:value="0.35110021544531517">
            <text:p>0.35110021544531517</text:p>
          </table:table-cell>
          <table:table-cell office:value-type="float" office:value="0.3420669721059264">
            <text:p>0.3420669721059264</text:p>
          </table:table-cell>
          <table:table-cell office:value-type="float" office:value="0.35791236635739665">
            <text:p>0.35791236635739665</text:p>
          </table:table-cell>
          <table:table-cell office:value-type="float" office:value="0.4077328000725905">
            <text:p>0.4077328000725905</text:p>
          </table:table-cell>
          <table:table-cell office:value-type="float" office:value="0.46117297988885736">
            <text:p>0.46117297988885736</text:p>
          </table:table-cell>
          <table:table-cell office:value-type="float" office:value="0.48854752706248844">
            <text:p>0.48854752706248844</text:p>
          </table:table-cell>
          <table:table-cell office:value-type="float" office:value="0.5069754995329125">
            <text:p>0.5069754995329125</text:p>
          </table:table-cell>
          <table:table-cell office:value-type="float" office:value="0.5154031499192857">
            <text:p>0.5154031499192857</text:p>
          </table:table-cell>
          <table:table-cell office:value-type="float" office:value="0.5186342534172507">
            <text:p>0.5186342534172507</text:p>
          </table:table-cell>
          <table:table-cell office:value-type="float" office:value="0.5166214171239952">
            <text:p>0.5166214171239952</text:p>
          </table:table-cell>
          <table:table-cell office:value-type="float" office:value="0.5102260909064017">
            <text:p>0.5102260909064017</text:p>
          </table:table-cell>
          <table:table-cell office:value-type="float" office:value="0.505965276096325">
            <text:p>0.505965276096325</text:p>
          </table:table-cell>
          <table:table-cell office:value-type="float" office:value="0.5077830294843623">
            <text:p>0.5077830294843623</text:p>
          </table:table-cell>
          <table:table-cell office:value-type="float" office:value="0.5239287627184703">
            <text:p>0.5239287627184703</text:p>
          </table:table-cell>
          <table:table-cell office:value-type="float" office:value="0.5400824421173404">
            <text:p>0.5400824421173404</text:p>
          </table:table-cell>
          <table:table-cell office:value-type="float" office:value="0.5410880949161017">
            <text:p>0.5410880949161017</text:p>
          </table:table-cell>
          <table:table-cell office:value-type="float" office:value="0.5313918282527759">
            <text:p>0.5313918282527759</text:p>
          </table:table-cell>
          <table:table-cell office:value-type="float" office:value="0.5103300833790856">
            <text:p>0.5103300833790856</text:p>
          </table:table-cell>
          <table:table-cell office:value-type="float" office:value="0.47525823370025644">
            <text:p>0.47525823370025644</text:p>
          </table:table-cell>
          <table:table-cell office:value-type="float" office:value="0.42519734491366734">
            <text:p>0.4251973449136673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7380890467353863">
            <text:p>0.17380890467353863</text:p>
          </table:table-cell>
          <table:table-cell office:value-type="float" office:value="0.16846127609712663">
            <text:p>0.16846127609712663</text:p>
          </table:table-cell>
          <table:table-cell office:value-type="float" office:value="0.16849585271071163">
            <text:p>0.16849585271071163</text:p>
          </table:table-cell>
          <table:table-cell office:value-type="float" office:value="0.16279465181127173">
            <text:p>0.16279465181127173</text:p>
          </table:table-cell>
          <table:table-cell office:value-type="float" office:value="0.1598248924503575">
            <text:p>0.1598248924503575</text:p>
          </table:table-cell>
          <table:table-cell office:value-type="float" office:value="0.15571285525503803">
            <text:p>0.15571285525503803</text:p>
          </table:table-cell>
          <table:table-cell office:value-type="float" office:value="0.1629258625978642">
            <text:p>0.1629258625978642</text:p>
          </table:table-cell>
          <table:table-cell office:value-type="float" office:value="0.1856047021715224">
            <text:p>0.1856047021715224</text:p>
          </table:table-cell>
          <table:table-cell office:value-type="float" office:value="0.20993129217611484">
            <text:p>0.20993129217611484</text:p>
          </table:table-cell>
          <table:table-cell office:value-type="float" office:value="0.22239250372038516">
            <text:p>0.22239250372038516</text:p>
          </table:table-cell>
          <table:table-cell office:value-type="float" office:value="0.23078113063828104">
            <text:p>0.23078113063828104</text:p>
          </table:table-cell>
          <table:table-cell office:value-type="float" office:value="0.23461749489371989">
            <text:p>0.23461749489371989</text:p>
          </table:table-cell>
          <table:table-cell office:value-type="float" office:value="0.23608833070167623">
            <text:p>0.23608833070167623</text:p>
          </table:table-cell>
          <table:table-cell office:value-type="float" office:value="0.23517206426281442">
            <text:p>0.23517206426281442</text:p>
          </table:table-cell>
          <table:table-cell office:value-type="float" office:value="0.23226083755332533">
            <text:p>0.23226083755332533</text:p>
          </table:table-cell>
          <table:table-cell office:value-type="float" office:value="0.2303212652067012">
            <text:p>0.2303212652067012</text:p>
          </table:table-cell>
          <table:table-cell office:value-type="float" office:value="0.23114872764324806">
            <text:p>0.23114872764324806</text:p>
          </table:table-cell>
          <table:table-cell office:value-type="float" office:value="0.23849845277628523">
            <text:p>0.23849845277628523</text:p>
          </table:table-cell>
          <table:table-cell office:value-type="float" office:value="0.2458517950957353">
            <text:p>0.2458517950957353</text:p>
          </table:table-cell>
          <table:table-cell office:value-type="float" office:value="0.246309579919936">
            <text:p>0.246309579919936</text:p>
          </table:table-cell>
          <table:table-cell office:value-type="float" office:value="0.24189572681343668">
            <text:p>0.24189572681343668</text:p>
          </table:table-cell>
          <table:table-cell office:value-type="float" office:value="0.2323081761336825">
            <text:p>0.2323081761336825</text:p>
          </table:table-cell>
          <table:table-cell office:value-type="float" office:value="0.2163430631648837">
            <text:p>0.2163430631648837</text:p>
          </table:table-cell>
          <table:table-cell office:value-type="float" office:value="0.19355476565234112">
            <text:p>0.1935547656523411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33282920674837746">
            <text:p>0.33282920674837746</text:p>
          </table:table-cell>
          <table:table-cell office:value-type="float" office:value="0.3225889547865145">
            <text:p>0.3225889547865145</text:p>
          </table:table-cell>
          <table:table-cell office:value-type="float" office:value="0.32265516604820554">
            <text:p>0.32265516604820554</text:p>
          </table:table-cell>
          <table:table-cell office:value-type="float" office:value="0.31173785328774795">
            <text:p>0.31173785328774795</text:p>
          </table:table-cell>
          <table:table-cell office:value-type="float" office:value="0.3060510177704106">
            <text:p>0.3060510177704106</text:p>
          </table:table-cell>
          <table:table-cell office:value-type="float" office:value="0.2981768177666286">
            <text:p>0.2981768177666286</text:p>
          </table:table-cell>
          <table:table-cell office:value-type="float" office:value="0.3119891107368424">
            <text:p>0.3119891107368424</text:p>
          </table:table-cell>
          <table:table-cell office:value-type="float" office:value="0.35541715143160396">
            <text:p>0.35541715143160396</text:p>
          </table:table-cell>
          <table:table-cell office:value-type="float" office:value="0.40200049346076777">
            <text:p>0.40200049346076777</text:p>
          </table:table-cell>
          <table:table-cell office:value-type="float" office:value="0.4258626492070052">
            <text:p>0.4258626492070052</text:p>
          </table:table-cell>
          <table:table-cell office:value-type="float" office:value="0.4419261532491918">
            <text:p>0.4419261532491918</text:p>
          </table:table-cell>
          <table:table-cell office:value-type="float" office:value="0.4492724631194127">
            <text:p>0.4492724631194127</text:p>
          </table:table-cell>
          <table:table-cell office:value-type="float" office:value="0.45208898806178416">
            <text:p>0.45208898806178416</text:p>
          </table:table-cell>
          <table:table-cell office:value-type="float" office:value="0.45033441609328106">
            <text:p>0.45033441609328106</text:p>
          </table:table-cell>
          <table:table-cell office:value-type="float" office:value="0.44475966560392116">
            <text:p>0.44475966560392116</text:p>
          </table:table-cell>
          <table:table-cell office:value-type="float" office:value="0.4410455502266301">
            <text:p>0.4410455502266301</text:p>
          </table:table-cell>
          <table:table-cell office:value-type="float" office:value="0.4426300701157991">
            <text:p>0.4426300701157991</text:p>
          </table:table-cell>
          <table:table-cell office:value-type="float" office:value="0.4567041659766654">
            <text:p>0.4567041659766654</text:p>
          </table:table-cell>
          <table:table-cell office:value-type="float" office:value="0.47078518844055306">
            <text:p>0.47078518844055306</text:p>
          </table:table-cell>
          <table:table-cell office:value-type="float" office:value="0.47166180727769647">
            <text:p>0.47166180727769647</text:p>
          </table:table-cell>
          <table:table-cell office:value-type="float" office:value="0.46320965558328553">
            <text:p>0.46320965558328553</text:p>
          </table:table-cell>
          <table:table-cell office:value-type="float" office:value="0.44485031494193134">
            <text:p>0.44485031494193134</text:p>
          </table:table-cell>
          <table:table-cell office:value-type="float" office:value="0.41427848724970706">
            <text:p>0.41427848724970706</text:p>
          </table:table-cell>
          <table:table-cell office:value-type="float" office:value="0.37064084395121455">
            <text:p>0.3706408439512145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7738622171618077">
            <text:p>0.27738622171618077</text:p>
          </table:table-cell>
          <table:table-cell office:value-type="float" office:value="0.2688518000262291">
            <text:p>0.2688518000262291</text:p>
          </table:table-cell>
          <table:table-cell office:value-type="float" office:value="0.26890698175710814">
            <text:p>0.26890698175710814</text:p>
          </table:table-cell>
          <table:table-cell office:value-type="float" office:value="0.25980828465806804">
            <text:p>0.25980828465806804</text:p>
          </table:table-cell>
          <table:table-cell office:value-type="float" office:value="0.2550687672548734">
            <text:p>0.2550687672548734</text:p>
          </table:table-cell>
          <table:table-cell office:value-type="float" office:value="0.2485062584852083">
            <text:p>0.2485062584852083</text:p>
          </table:table-cell>
          <table:table-cell office:value-type="float" office:value="0.26001768741801035">
            <text:p>0.26001768741801035</text:p>
          </table:table-cell>
          <table:table-cell office:value-type="float" office:value="0.2962114465010681">
            <text:p>0.2962114465010681</text:p>
          </table:table-cell>
          <table:table-cell office:value-type="float" office:value="0.3350348940182548">
            <text:p>0.3350348940182548</text:p>
          </table:table-cell>
          <table:table-cell office:value-type="float" office:value="0.3549220706549376">
            <text:p>0.3549220706549376</text:p>
          </table:table-cell>
          <table:table-cell office:value-type="float" office:value="0.3683097019187811">
            <text:p>0.3683097019187811</text:p>
          </table:table-cell>
          <table:table-cell office:value-type="float" office:value="0.3744322569624478">
            <text:p>0.3744322569624478</text:p>
          </table:table-cell>
          <table:table-cell office:value-type="float" office:value="0.37677960267698607">
            <text:p>0.37677960267698607</text:p>
          </table:table-cell>
          <table:table-cell office:value-type="float" office:value="0.37531730886621356">
            <text:p>0.37531730886621356</text:p>
          </table:table-cell>
          <table:table-cell office:value-type="float" office:value="0.3706712052674295">
            <text:p>0.3706712052674295</text:p>
          </table:table-cell>
          <table:table-cell office:value-type="float" office:value="0.36757579053027406">
            <text:p>0.36757579053027406</text:p>
          </table:table-cell>
          <table:table-cell office:value-type="float" office:value="0.36889635968820544">
            <text:p>0.36889635968820544</text:p>
          </table:table-cell>
          <table:table-cell office:value-type="float" office:value="0.3806259801534818">
            <text:p>0.3806259801534818</text:p>
          </table:table-cell>
          <table:table-cell office:value-type="float" office:value="0.3923613733820911">
            <text:p>0.3923613733820911</text:p>
          </table:table-cell>
          <table:table-cell office:value-type="float" office:value="0.3930919642743268">
            <text:p>0.3930919642743268</text:p>
          </table:table-cell>
          <table:table-cell office:value-type="float" office:value="0.38604777952026087">
            <text:p>0.38604777952026087</text:p>
          </table:table-cell>
          <table:table-cell office:value-type="float" office:value="0.3707467541581572">
            <text:p>0.3707467541581572</text:p>
          </table:table-cell>
          <table:table-cell office:value-type="float" office:value="0.34526760869086937">
            <text:p>0.34526760869086937</text:p>
          </table:table-cell>
          <table:table-cell office:value-type="float" office:value="0.3088991627920746">
            <text:p>0.308899162792074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6027925777393407">
            <text:p>0.6027925777393407</text:p>
          </table:table-cell>
          <table:table-cell office:value-type="float" office:value="0.5842462850714072">
            <text:p>0.5842462850714072</text:p>
          </table:table-cell>
          <table:table-cell office:value-type="float" office:value="0.5843662014017684">
            <text:p>0.5843662014017684</text:p>
          </table:table-cell>
          <table:table-cell office:value-type="float" office:value="0.5645936725268057">
            <text:p>0.5645936725268057</text:p>
          </table:table-cell>
          <table:table-cell office:value-type="float" office:value="0.554294149013936">
            <text:p>0.554294149013936</text:p>
          </table:table-cell>
          <table:table-cell office:value-type="float" office:value="0.540033052867095">
            <text:p>0.540033052867095</text:p>
          </table:table-cell>
          <table:table-cell office:value-type="float" office:value="0.5650487291214347">
            <text:p>0.5650487291214347</text:p>
          </table:table-cell>
          <table:table-cell office:value-type="float" office:value="0.6437019845022195">
            <text:p>0.6437019845022195</text:p>
          </table:table-cell>
          <table:table-cell office:value-type="float" office:value="0.7280698592323412">
            <text:p>0.7280698592323412</text:p>
          </table:table-cell>
          <table:table-cell office:value-type="float" office:value="0.7712870110959614">
            <text:p>0.7712870110959614</text:p>
          </table:table-cell>
          <table:table-cell office:value-type="float" office:value="0.8003798936098332">
            <text:p>0.8003798936098332</text:p>
          </table:table-cell>
          <table:table-cell office:value-type="float" office:value="0.8136849190515775">
            <text:p>0.8136849190515775</text:p>
          </table:table-cell>
          <table:table-cell office:value-type="float" office:value="0.8187859747758213">
            <text:p>0.8187859747758213</text:p>
          </table:table-cell>
          <table:table-cell office:value-type="float" office:value="0.8156082399548393">
            <text:p>0.8156082399548393</text:p>
          </table:table-cell>
          <table:table-cell office:value-type="float" office:value="0.8055117155224897">
            <text:p>0.8055117155224897</text:p>
          </table:table-cell>
          <table:table-cell office:value-type="float" office:value="0.798785018655436">
            <text:p>0.798785018655436</text:p>
          </table:table-cell>
          <table:table-cell office:value-type="float" office:value="0.8016547692936165">
            <text:p>0.8016547692936165</text:p>
          </table:table-cell>
          <table:table-cell office:value-type="float" office:value="0.8271446011692674">
            <text:p>0.8271446011692674</text:p>
          </table:table-cell>
          <table:table-cell office:value-type="float" office:value="0.8526469779322201">
            <text:p>0.8526469779322201</text:p>
          </table:table-cell>
          <table:table-cell office:value-type="float" office:value="0.854234637061356">
            <text:p>0.854234637061356</text:p>
          </table:table-cell>
          <table:table-cell office:value-type="float" office:value="0.8389268028808968">
            <text:p>0.8389268028808968</text:p>
          </table:table-cell>
          <table:table-cell office:value-type="float" office:value="0.8056758920641558">
            <text:p>0.8056758920641558</text:p>
          </table:table-cell>
          <table:table-cell office:value-type="float" office:value="0.7503067404177656">
            <text:p>0.7503067404177656</text:p>
          </table:table-cell>
          <table:table-cell office:value-type="float" office:value="0.6712738702338258">
            <text:p>0.671273870233825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5840020015509747">
            <text:p>0.5840020015509747</text:p>
          </table:table-cell>
          <table:table-cell office:value-type="float" office:value="0.6201417599710379">
            <text:p>0.6201417599710379</text:p>
          </table:table-cell>
          <table:table-cell office:value-type="float" office:value="0.6332870873017703">
            <text:p>0.6332870873017703</text:p>
          </table:table-cell>
          <table:table-cell office:value-type="float" office:value="0.5899149526181549">
            <text:p>0.5899149526181549</text:p>
          </table:table-cell>
          <table:table-cell office:value-type="float" office:value="0.530953483509805">
            <text:p>0.530953483509805</text:p>
          </table:table-cell>
          <table:table-cell office:value-type="float" office:value="0.4170140322797327">
            <text:p>0.4170140322797327</text:p>
          </table:table-cell>
          <table:table-cell office:value-type="float" office:value="0.4550888818190713">
            <text:p>0.4550888818190713</text:p>
          </table:table-cell>
          <table:table-cell office:value-type="float" office:value="0.3286426456087223">
            <text:p>0.3286426456087223</text:p>
          </table:table-cell>
          <table:table-cell office:value-type="float" office:value="0.371236311677841">
            <text:p>0.371236311677841</text:p>
          </table:table-cell>
          <table:table-cell office:value-type="float" office:value="0.40802293273947604">
            <text:p>0.40802293273947604</text:p>
          </table:table-cell>
          <table:table-cell office:value-type="float" office:value="0.40533393719445127">
            <text:p>0.40533393719445127</text:p>
          </table:table-cell>
          <table:table-cell office:value-type="float" office:value="0.4239874097833598">
            <text:p>0.4239874097833598</text:p>
          </table:table-cell>
          <table:table-cell office:value-type="float" office:value="0.47651864137864763">
            <text:p>0.47651864137864763</text:p>
          </table:table-cell>
          <table:table-cell office:value-type="float" office:value="0.6049699912285835">
            <text:p>0.6049699912285835</text:p>
          </table:table-cell>
          <table:table-cell office:value-type="float" office:value="0.6113056465984601">
            <text:p>0.6113056465984601</text:p>
          </table:table-cell>
          <table:table-cell office:value-type="float" office:value="0.5899615898530846">
            <text:p>0.5899615898530846</text:p>
          </table:table-cell>
          <table:table-cell office:value-type="float" office:value="0.465130299774405">
            <text:p>0.465130299774405</text:p>
          </table:table-cell>
          <table:table-cell office:value-type="float" office:value="0.6101436868248531">
            <text:p>0.6101436868248531</text:p>
          </table:table-cell>
          <table:table-cell office:value-type="float" office:value="0.5260833849387158">
            <text:p>0.5260833849387158</text:p>
          </table:table-cell>
          <table:table-cell office:value-type="float" office:value="0.4791271021533453">
            <text:p>0.4791271021533453</text:p>
          </table:table-cell>
          <table:table-cell office:value-type="float" office:value="0.5225760594961109">
            <text:p>0.5225760594961109</text:p>
          </table:table-cell>
          <table:table-cell office:value-type="float" office:value="0.43390324029106087">
            <text:p>0.43390324029106087</text:p>
          </table:table-cell>
          <table:table-cell office:value-type="float" office:value="0.5806332090895855">
            <text:p>0.5806332090895855</text:p>
          </table:table-cell>
          <table:table-cell office:value-type="float" office:value="0.6054434692442783">
            <text:p>0.605443469244278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6931800600317883">
            <text:p>0.06931800600317883</text:p>
          </table:table-cell>
          <table:table-cell office:value-type="float" office:value="0.0671852789690906">
            <text:p>0.0671852789690906</text:p>
          </table:table-cell>
          <table:table-cell office:value-type="float" office:value="0.06719906872234023">
            <text:p>0.06719906872234023</text:p>
          </table:table-cell>
          <table:table-cell office:value-type="float" office:value="0.06492533091290535">
            <text:p>0.06492533091290535</text:p>
          </table:table-cell>
          <table:table-cell office:value-type="float" office:value="0.06374093936752091">
            <text:p>0.06374093936752091</text:p>
          </table:table-cell>
          <table:table-cell office:value-type="float" office:value="0.062100987608284">
            <text:p>0.062100987608284</text:p>
          </table:table-cell>
          <table:table-cell office:value-type="float" office:value="0.0649776600505278">
            <text:p>0.0649776600505278</text:p>
          </table:table-cell>
          <table:table-cell office:value-type="float" office:value="0.07402237465053467">
            <text:p>0.07402237465053467</text:p>
          </table:table-cell>
          <table:table-cell office:value-type="float" office:value="0.08372424070361482">
            <text:p>0.08372424070361482</text:p>
          </table:table-cell>
          <table:table-cell office:value-type="float" office:value="0.08869398801463448">
            <text:p>0.08869398801463448</text:p>
          </table:table-cell>
          <table:table-cell office:value-type="float" office:value="0.0920395179352408">
            <text:p>0.0920395179352408</text:p>
          </table:table-cell>
          <table:table-cell office:value-type="float" office:value="0.09356952654434166">
            <text:p>0.09356952654434166</text:p>
          </table:table-cell>
          <table:table-cell office:value-type="float" office:value="0.0941561213770812">
            <text:p>0.0941561213770812</text:p>
          </table:table-cell>
          <table:table-cell office:value-type="float" office:value="0.0937906984280739">
            <text:p>0.0937906984280739</text:p>
          </table:table-cell>
          <table:table-cell office:value-type="float" office:value="0.09262965071936174">
            <text:p>0.09262965071936174</text:p>
          </table:table-cell>
          <table:table-cell office:value-type="float" office:value="0.09185611562448599">
            <text:p>0.09185611562448599</text:p>
          </table:table-cell>
          <table:table-cell office:value-type="float" office:value="0.09218612199701141">
            <text:p>0.09218612199701141</text:p>
          </table:table-cell>
          <table:table-cell office:value-type="float" office:value="0.09511731986544375">
            <text:p>0.09511731986544375</text:p>
          </table:table-cell>
          <table:table-cell office:value-type="float" office:value="0.09804996033055936">
            <text:p>0.09804996033055936</text:p>
          </table:table-cell>
          <table:table-cell office:value-type="float" office:value="0.0982325328590022">
            <text:p>0.0982325328590022</text:p>
          </table:table-cell>
          <table:table-cell office:value-type="float" office:value="0.09647221167920894">
            <text:p>0.09647221167920894</text:p>
          </table:table-cell>
          <table:table-cell office:value-type="float" office:value="0.0926485301663243">
            <text:p>0.0926485301663243</text:p>
          </table:table-cell>
          <table:table-cell office:value-type="float" office:value="0.08628136618993723">
            <text:p>0.08628136618993723</text:p>
          </table:table-cell>
          <table:table-cell office:value-type="float" office:value="0.07719299786528978">
            <text:p>0.0771929978652897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4853973385774492">
            <text:p>0.4853973385774492</text:p>
          </table:table-cell>
          <table:table-cell office:value-type="float" office:value="0.4704629790084342">
            <text:p>0.4704629790084342</text:p>
          </table:table-cell>
          <table:table-cell office:value-type="float" office:value="0.47055954135800226">
            <text:p>0.47055954135800226</text:p>
          </table:table-cell>
          <table:table-cell office:value-type="float" office:value="0.4546377579000068">
            <text:p>0.4546377579000068</text:p>
          </table:table-cell>
          <table:table-cell office:value-type="float" office:value="0.44634409024983107">
            <text:p>0.44634409024983107</text:p>
          </table:table-cell>
          <table:table-cell office:value-type="float" office:value="0.4348603753360966">
            <text:p>0.4348603753360966</text:p>
          </table:table-cell>
          <table:table-cell office:value-type="float" office:value="0.4550041911775428">
            <text:p>0.4550041911775428</text:p>
          </table:table-cell>
          <table:table-cell office:value-type="float" office:value="0.5183395444021373">
            <text:p>0.5183395444021373</text:p>
          </table:table-cell>
          <table:table-cell office:value-type="float" office:value="0.5862765817309963">
            <text:p>0.5862765817309963</text:p>
          </table:table-cell>
          <table:table-cell office:value-type="float" office:value="0.6210770939970409">
            <text:p>0.6210770939970409</text:p>
          </table:table-cell>
          <table:table-cell office:value-type="float" office:value="0.6445040708134127">
            <text:p>0.6445040708134127</text:p>
          </table:table-cell>
          <table:table-cell office:value-type="float" office:value="0.6552179119880136">
            <text:p>0.6552179119880136</text:p>
          </table:table-cell>
          <table:table-cell office:value-type="float" office:value="0.6593255253925595">
            <text:p>0.6593255253925595</text:p>
          </table:table-cell>
          <table:table-cell office:value-type="float" office:value="0.6567666617273934">
            <text:p>0.6567666617273934</text:p>
          </table:table-cell>
          <table:table-cell office:value-type="float" office:value="0.648636458620507">
            <text:p>0.648636458620507</text:p>
          </table:table-cell>
          <table:table-cell office:value-type="float" office:value="0.643219801419898">
            <text:p>0.643219801419898</text:p>
          </table:table-cell>
          <table:table-cell office:value-type="float" office:value="0.6455306615293198">
            <text:p>0.6455306615293198</text:p>
          </table:table-cell>
          <table:table-cell office:value-type="float" office:value="0.6660562900956649">
            <text:p>0.6660562900956649</text:p>
          </table:table-cell>
          <table:table-cell office:value-type="float" office:value="0.6865920204036952">
            <text:p>0.6865920204036952</text:p>
          </table:table-cell>
          <table:table-cell office:value-type="float" office:value="0.6878704792704925">
            <text:p>0.6878704792704925</text:p>
          </table:table-cell>
          <table:table-cell office:value-type="float" office:value="0.6755438809596002">
            <text:p>0.6755438809596002</text:p>
          </table:table-cell>
          <table:table-cell office:value-type="float" office:value="0.6487686614035614">
            <text:p>0.6487686614035614</text:p>
          </table:table-cell>
          <table:table-cell office:value-type="float" office:value="0.6041827792262411">
            <text:p>0.6041827792262411</text:p>
          </table:table-cell>
          <table:table-cell office:value-type="float" office:value="0.5405417420534008">
            <text:p>0.5405417420534008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39107003551546243">
            <text:p>0.39107003551546243</text:p>
          </table:table-cell>
          <table:table-cell office:value-type="float" office:value="0.3790378712185344">
            <text:p>0.3790378712185344</text:p>
          </table:table-cell>
          <table:table-cell office:value-type="float" office:value="0.3791156685991011">
            <text:p>0.3791156685991011</text:p>
          </table:table-cell>
          <table:table-cell office:value-type="float" office:value="0.3662879665753619">
            <text:p>0.3662879665753619</text:p>
          </table:table-cell>
          <table:table-cell office:value-type="float" office:value="0.35960600801330334">
            <text:p>0.35960600801330334</text:p>
          </table:table-cell>
          <table:table-cell office:value-type="float" office:value="0.35035392432383633">
            <text:p>0.35035392432383633</text:p>
          </table:table-cell>
          <table:table-cell office:value-type="float" office:value="0.36658319084519314">
            <text:p>0.36658319084519314</text:p>
          </table:table-cell>
          <table:table-cell office:value-type="float" office:value="0.41761057988592404">
            <text:p>0.41761057988592404</text:p>
          </table:table-cell>
          <table:table-cell office:value-type="float" office:value="0.4723454073962592">
            <text:p>0.4723454073962592</text:p>
          </table:table-cell>
          <table:table-cell office:value-type="float" office:value="0.5003831333708664">
            <text:p>0.5003831333708664</text:p>
          </table:table-cell>
          <table:table-cell office:value-type="float" office:value="0.5192575439361323">
            <text:p>0.5192575439361323</text:p>
          </table:table-cell>
          <table:table-cell office:value-type="float" office:value="0.5278893635108708">
            <text:p>0.5278893635108708</text:p>
          </table:table-cell>
          <table:table-cell office:value-type="float" office:value="0.5311987440787718">
            <text:p>0.5311987440787718</text:p>
          </table:table-cell>
          <table:table-cell office:value-type="float" office:value="0.529137144591333">
            <text:p>0.529137144591333</text:p>
          </table:table-cell>
          <table:table-cell office:value-type="float" office:value="0.5225868844949827">
            <text:p>0.5225868844949827</text:p>
          </table:table-cell>
          <table:table-cell office:value-type="float" office:value="0.5182228467150782">
            <text:p>0.5182228467150782</text:p>
          </table:table-cell>
          <table:table-cell office:value-type="float" office:value="0.5200846371973076">
            <text:p>0.5200846371973076</text:p>
          </table:table-cell>
          <table:table-cell office:value-type="float" office:value="0.5366215187466423">
            <text:p>0.5366215187466423</text:p>
          </table:table-cell>
          <table:table-cell office:value-type="float" office:value="0.5531665389654055">
            <text:p>0.5531665389654055</text:p>
          </table:table-cell>
          <table:table-cell office:value-type="float" office:value="0.5541965548198567">
            <text:p>0.5541965548198567</text:p>
          </table:table-cell>
          <table:table-cell office:value-type="float" office:value="0.5442653853302327">
            <text:p>0.5442653853302327</text:p>
          </table:table-cell>
          <table:table-cell office:value-type="float" office:value="0.5226933963007869">
            <text:p>0.5226933963007869</text:p>
          </table:table-cell>
          <table:table-cell office:value-type="float" office:value="0.4867718921209893">
            <text:p>0.4867718921209893</text:p>
          </table:table-cell>
          <table:table-cell office:value-type="float" office:value="0.435498222717768">
            <text:p>0.435498222717768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4656360819096318">
            <text:p>0.4656360819096318</text:p>
          </table:table-cell>
          <table:table-cell office:value-type="float" office:value="0.5054176386341966">
            <text:p>0.5054176386341966</text:p>
          </table:table-cell>
          <table:table-cell office:value-type="float" office:value="0.5185394188821562">
            <text:p>0.5185394188821562</text:p>
          </table:table-cell>
          <table:table-cell office:value-type="float" office:value="0.47904986943656314">
            <text:p>0.47904986943656314</text:p>
          </table:table-cell>
          <table:table-cell office:value-type="float" office:value="0.4221108415749858">
            <text:p>0.4221108415749858</text:p>
          </table:table-cell>
          <table:table-cell office:value-type="float" office:value="0.310971736306115">
            <text:p>0.310971736306115</text:p>
          </table:table-cell>
          <table:table-cell office:value-type="float" office:value="0.34413444254004016">
            <text:p>0.34413444254004016</text:p>
          </table:table-cell>
          <table:table-cell office:value-type="float" office:value="0.20224364836773584">
            <text:p>0.20224364836773584</text:p>
          </table:table-cell>
          <table:table-cell office:value-type="float" office:value="0.2282706189442381">
            <text:p>0.2282706189442381</text:p>
          </table:table-cell>
          <table:table-cell office:value-type="float" office:value="0.2565710075711585">
            <text:p>0.2565710075711585</text:p>
          </table:table-cell>
          <table:table-cell office:value-type="float" office:value="0.24816925788658095">
            <text:p>0.24816925788658095</text:p>
          </table:table-cell>
          <table:table-cell office:value-type="float" office:value="0.26421012104660485">
            <text:p>0.26421012104660485</text:p>
          </table:table-cell>
          <table:table-cell office:value-type="float" office:value="0.31573969606177055">
            <text:p>0.31573969606177055</text:p>
          </table:table-cell>
          <table:table-cell office:value-type="float" office:value="0.44481503419283663">
            <text:p>0.44481503419283663</text:p>
          </table:table-cell>
          <table:table-cell office:value-type="float" office:value="0.45313326938162535">
            <text:p>0.45313326938162535</text:p>
          </table:table-cell>
          <table:table-cell office:value-type="float" office:value="0.43311008434273945">
            <text:p>0.43311008434273945</text:p>
          </table:table-cell>
          <table:table-cell office:value-type="float" office:value="0.3077152825587505">
            <text:p>0.3077152825587505</text:p>
          </table:table-cell>
          <table:table-cell office:value-type="float" office:value="0.4477234198717525">
            <text:p>0.4477234198717525</text:p>
          </table:table-cell>
          <table:table-cell office:value-type="float" office:value="0.35865540490144243">
            <text:p>0.35865540490144243</text:p>
          </table:table-cell>
          <table:table-cell office:value-type="float" office:value="0.31138736523677896">
            <text:p>0.31138736523677896</text:p>
          </table:table-cell>
          <table:table-cell office:value-type="float" office:value="0.3578422087456988">
            <text:p>0.3578422087456988</text:p>
          </table:table-cell>
          <table:table-cell office:value-type="float" office:value="0.2756986249411514">
            <text:p>0.2756986249411514</text:p>
          </table:table-cell>
          <table:table-cell office:value-type="float" office:value="0.4333010244835395">
            <text:p>0.4333010244835395</text:p>
          </table:table-cell>
          <table:table-cell office:value-type="float" office:value="0.47363038475107816">
            <text:p>0.47363038475107816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3869311085809038">
            <text:p>0.13869311085809038</text:p>
          </table:table-cell>
          <table:table-cell office:value-type="float" office:value="0.13442590001311402">
            <text:p>0.13442590001311402</text:p>
          </table:table-cell>
          <table:table-cell office:value-type="float" office:value="0.13445349087855407">
            <text:p>0.13445349087855407</text:p>
          </table:table-cell>
          <table:table-cell office:value-type="float" office:value="0.1299041423290335">
            <text:p>0.1299041423290335</text:p>
          </table:table-cell>
          <table:table-cell office:value-type="float" office:value="0.1275343836274367">
            <text:p>0.1275343836274367</text:p>
          </table:table-cell>
          <table:table-cell office:value-type="float" office:value="0.12425312924260466">
            <text:p>0.12425312924260466</text:p>
          </table:table-cell>
          <table:table-cell office:value-type="float" office:value="0.13000884370900467">
            <text:p>0.13000884370900467</text:p>
          </table:table-cell>
          <table:table-cell office:value-type="float" office:value="0.1481057232505346">
            <text:p>0.1481057232505346</text:p>
          </table:table-cell>
          <table:table-cell office:value-type="float" office:value="0.16751744700912688">
            <text:p>0.16751744700912688</text:p>
          </table:table-cell>
          <table:table-cell office:value-type="float" office:value="0.1774610353274688">
            <text:p>0.1774610353274688</text:p>
          </table:table-cell>
          <table:table-cell office:value-type="float" office:value="0.18415485095939002">
            <text:p>0.18415485095939002</text:p>
          </table:table-cell>
          <table:table-cell office:value-type="float" office:value="0.1872161284812239">
            <text:p>0.1872161284812239</text:p>
          </table:table-cell>
          <table:table-cell office:value-type="float" office:value="0.1883898013384925">
            <text:p>0.1883898013384925</text:p>
          </table:table-cell>
          <table:table-cell office:value-type="float" office:value="0.18765865443310678">
            <text:p>0.18765865443310678</text:p>
          </table:table-cell>
          <table:table-cell office:value-type="float" office:value="0.18533560263371476">
            <text:p>0.18533560263371476</text:p>
          </table:table-cell>
          <table:table-cell office:value-type="float" office:value="0.18378789526513756">
            <text:p>0.18378789526513756</text:p>
          </table:table-cell>
          <table:table-cell office:value-type="float" office:value="0.18444817984410325">
            <text:p>0.18444817984410325</text:p>
          </table:table-cell>
          <table:table-cell office:value-type="float" office:value="0.1903129900767409">
            <text:p>0.1903129900767409</text:p>
          </table:table-cell>
          <table:table-cell office:value-type="float" office:value="0.19618068669104555">
            <text:p>0.19618068669104555</text:p>
          </table:table-cell>
          <table:table-cell office:value-type="float" office:value="0.1965459821371634">
            <text:p>0.1965459821371634</text:p>
          </table:table-cell>
          <table:table-cell office:value-type="float" office:value="0.19302388976013096">
            <text:p>0.19302388976013096</text:p>
          </table:table-cell>
          <table:table-cell office:value-type="float" office:value="0.1853733770790786">
            <text:p>0.1853733770790786</text:p>
          </table:table-cell>
          <table:table-cell office:value-type="float" office:value="0.17263380434543468">
            <text:p>0.17263380434543468</text:p>
          </table:table-cell>
          <table:table-cell office:value-type="float" office:value="0.1544495813960368">
            <text:p>0.1544495813960368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36486166257027504">
            <text:p>0.036486166257027504</text:p>
          </table:table-cell>
          <table:table-cell office:value-type="float" office:value="0.03536358588241251">
            <text:p>0.03536358588241251</text:p>
          </table:table-cell>
          <table:table-cell office:value-type="float" office:value="0.03537084424511979">
            <text:p>0.03537084424511979</text:p>
          </table:table-cell>
          <table:table-cell office:value-type="float" office:value="0.034174041559593506">
            <text:p>0.034174041559593506</text:p>
          </table:table-cell>
          <table:table-cell office:value-type="float" office:value="0.033550626240400165">
            <text:p>0.033550626240400165</text:p>
          </table:table-cell>
          <table:table-cell office:value-type="float" office:value="0.032687422637309234">
            <text:p>0.032687422637309234</text:p>
          </table:table-cell>
          <table:table-cell office:value-type="float" office:value="0.034201585479643574">
            <text:p>0.034201585479643574</text:p>
          </table:table-cell>
          <table:table-cell office:value-type="float" office:value="0.038962353708147913">
            <text:p>0.038962353708147913</text:p>
          </table:table-cell>
          <table:table-cell office:value-type="float" office:value="0.04406901961252881">
            <text:p>0.04406901961252881</text:p>
          </table:table-cell>
          <table:table-cell office:value-type="float" office:value="0.04668489154971289">
            <text:p>0.04668489154971289</text:p>
          </table:table-cell>
          <table:table-cell office:value-type="float" office:value="0.04844584181270089">
            <text:p>0.04844584181270089</text:p>
          </table:table-cell>
          <table:table-cell office:value-type="float" office:value="0.04925117583347148">
            <text:p>0.04925117583347148</text:p>
          </table:table-cell>
          <table:table-cell office:value-type="float" office:value="0.049559935387112786">
            <text:p>0.049559935387112786</text:p>
          </table:table-cell>
          <table:table-cell office:value-type="float" office:value="0.04936759167672095">
            <text:p>0.04936759167672095</text:p>
          </table:table-cell>
          <table:table-cell office:value-type="float" office:value="0.04875646359940054">
            <text:p>0.04875646359940054</text:p>
          </table:table-cell>
          <table:table-cell office:value-type="float" office:value="0.048349306329527705">
            <text:p>0.048349306329527705</text:p>
          </table:table-cell>
          <table:table-cell office:value-type="float" office:value="0.04852300820106288">
            <text:p>0.04852300820106288</text:p>
          </table:table-cell>
          <table:table-cell office:value-type="float" office:value="0.05006587100001535">
            <text:p>0.05006587100001535</text:p>
          </table:table-cell>
          <table:table-cell office:value-type="float" office:value="0.051609493122922144">
            <text:p>0.051609493122922144</text:p>
          </table:table-cell>
          <table:table-cell office:value-type="float" office:value="0.05170559184258844">
            <text:p>0.05170559184258844</text:p>
          </table:table-cell>
          <table:table-cell office:value-type="float" office:value="0.050779030694410636">
            <text:p>0.050779030694410636</text:p>
          </table:table-cell>
          <table:table-cell office:value-type="float" office:value="0.04876640096893014">
            <text:p>0.04876640096893014</text:p>
          </table:table-cell>
          <table:table-cell office:value-type="float" office:value="0.04541498599289125">
            <text:p>0.04541498599289125</text:p>
          </table:table-cell>
          <table:table-cell office:value-type="float" office:value="0.04063124022728184">
            <text:p>0.0406312402272818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8661895807810739">
            <text:p>0.08661895807810739</text:p>
          </table:table-cell>
          <table:table-cell office:value-type="float" office:value="0.08395392767389656">
            <text:p>0.08395392767389656</text:p>
          </table:table-cell>
          <table:table-cell office:value-type="float" office:value="0.08397115918598859">
            <text:p>0.08397115918598859</text:p>
          </table:table-cell>
          <table:table-cell office:value-type="float" office:value="0.08112992338952017">
            <text:p>0.08112992338952017</text:p>
          </table:table-cell>
          <table:table-cell office:value-type="float" office:value="0.07964992176320364">
            <text:p>0.07964992176320364</text:p>
          </table:table-cell>
          <table:table-cell office:value-type="float" office:value="0.07760065749733665">
            <text:p>0.07760065749733665</text:p>
          </table:table-cell>
          <table:table-cell office:value-type="float" office:value="0.08119531325918511">
            <text:p>0.08119531325918511</text:p>
          </table:table-cell>
          <table:table-cell office:value-type="float" office:value="0.09249748133843579">
            <text:p>0.09249748133843579</text:p>
          </table:table-cell>
          <table:table-cell office:value-type="float" office:value="0.10462081807856981">
            <text:p>0.10462081807856981</text:p>
          </table:table-cell>
          <table:table-cell office:value-type="float" office:value="0.11083095536919294">
            <text:p>0.11083095536919294</text:p>
          </table:table-cell>
          <table:table-cell office:value-type="float" office:value="0.11501148987459633">
            <text:p>0.11501148987459633</text:p>
          </table:table-cell>
          <table:table-cell office:value-type="float" office:value="0.11692337048415694">
            <text:p>0.11692337048415694</text:p>
          </table:table-cell>
          <table:table-cell office:value-type="float" office:value="0.117656372429186">
            <text:p>0.117656372429186</text:p>
          </table:table-cell>
          <table:table-cell office:value-type="float" office:value="0.11719974424661334">
            <text:p>0.11719974424661334</text:p>
          </table:table-cell>
          <table:table-cell office:value-type="float" office:value="0.11574891280170682">
            <text:p>0.11574891280170682</text:p>
          </table:table-cell>
          <table:table-cell office:value-type="float" office:value="0.1147823125225249">
            <text:p>0.1147823125225249</text:p>
          </table:table-cell>
          <table:table-cell office:value-type="float" office:value="0.11519468457122493">
            <text:p>0.11519468457122493</text:p>
          </table:table-cell>
          <table:table-cell office:value-type="float" office:value="0.11885747465887865">
            <text:p>0.11885747465887865</text:p>
          </table:table-cell>
          <table:table-cell office:value-type="float" office:value="0.12252206739823576">
            <text:p>0.12252206739823576</text:p>
          </table:table-cell>
          <table:table-cell office:value-type="float" office:value="0.12275020786417347">
            <text:p>0.12275020786417347</text:p>
          </table:table-cell>
          <table:table-cell office:value-type="float" office:value="0.12055053139815454">
            <text:p>0.12055053139815454</text:p>
          </table:table-cell>
          <table:table-cell office:value-type="float" office:value="0.11577250433469055">
            <text:p>0.11577250433469055</text:p>
          </table:table-cell>
          <table:table-cell office:value-type="float" office:value="0.10781617175464174">
            <text:p>0.10781617175464174</text:p>
          </table:table-cell>
          <table:table-cell office:value-type="float" office:value="0.09645945449888353">
            <text:p>0.09645945449888353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2550327610789697">
            <text:p>0.12550327610789697</text:p>
          </table:table-cell>
          <table:table-cell office:value-type="float" office:value="0.12164188070351033">
            <text:p>0.12164188070351033</text:p>
          </table:table-cell>
          <table:table-cell office:value-type="float" office:value="0.1216668476537925">
            <text:p>0.1216668476537925</text:p>
          </table:table-cell>
          <table:table-cell office:value-type="float" office:value="0.11755014608448587">
            <text:p>0.11755014608448587</text:p>
          </table:table-cell>
          <table:table-cell office:value-type="float" office:value="0.11540575348419391">
            <text:p>0.11540575348419391</text:p>
          </table:table-cell>
          <table:table-cell office:value-type="float" office:value="0.1124365492281783">
            <text:p>0.1124365492281783</text:p>
          </table:table-cell>
          <table:table-cell office:value-type="float" office:value="0.11764489027270182">
            <text:p>0.11764489027270182</text:p>
          </table:table-cell>
          <table:table-cell office:value-type="float" office:value="0.134020740924115">
            <text:p>0.134020740924115</text:p>
          </table:table-cell>
          <table:table-cell office:value-type="float" office:value="0.15158639297079493">
            <text:p>0.15158639297079493</text:p>
          </table:table-cell>
          <table:table-cell office:value-type="float" office:value="0.16058433744329983">
            <text:p>0.16058433744329983</text:p>
          </table:table-cell>
          <table:table-cell office:value-type="float" office:value="0.16664156542146574">
            <text:p>0.16664156542146574</text:p>
          </table:table-cell>
          <table:table-cell office:value-type="float" office:value="0.1694117128043349">
            <text:p>0.1694117128043349</text:p>
          </table:table-cell>
          <table:table-cell office:value-type="float" office:value="0.17047376835817551">
            <text:p>0.17047376835817551</text:p>
          </table:table-cell>
          <table:table-cell office:value-type="float" office:value="0.16981215415560616">
            <text:p>0.16981215415560616</text:p>
          </table:table-cell>
          <table:table-cell office:value-type="float" office:value="0.16771002659073939">
            <text:p>0.16771002659073939</text:p>
          </table:table-cell>
          <table:table-cell office:value-type="float" office:value="0.16630950753098855">
            <text:p>0.16630950753098855</text:p>
          </table:table-cell>
          <table:table-cell office:value-type="float" office:value="0.1669069984756435">
            <text:p>0.1669069984756435</text:p>
          </table:table-cell>
          <table:table-cell office:value-type="float" office:value="0.17221406018471658">
            <text:p>0.17221406018471658</text:p>
          </table:table-cell>
          <table:table-cell office:value-type="float" office:value="0.17752373377806344">
            <text:p>0.17752373377806344</text:p>
          </table:table-cell>
          <table:table-cell office:value-type="float" office:value="0.17785428931143846">
            <text:p>0.17785428931143846</text:p>
          </table:table-cell>
          <table:table-cell office:value-type="float" office:value="0.1746671509644983">
            <text:p>0.1746671509644983</text:p>
          </table:table-cell>
          <table:table-cell office:value-type="float" office:value="0.1677442086536909">
            <text:p>0.1677442086536909</text:p>
          </table:table-cell>
          <table:table-cell office:value-type="float" office:value="0.15621618030105583">
            <text:p>0.15621618030105583</text:p>
          </table:table-cell>
          <table:table-cell office:value-type="float" office:value="0.1397612926753762">
            <text:p>0.139761292675376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57155950584169744">
            <text:p>0.057155950584169744</text:p>
          </table:table-cell>
          <table:table-cell office:value-type="float" office:value="0.055397417008286355">
            <text:p>0.055397417008286355</text:p>
          </table:table-cell>
          <table:table-cell office:value-type="float" office:value="0.0554087873073004">
            <text:p>0.0554087873073004</text:p>
          </table:table-cell>
          <table:table-cell office:value-type="float" office:value="0.05353398372637422">
            <text:p>0.05353398372637422</text:p>
          </table:table-cell>
          <table:table-cell office:value-type="float" office:value="0.05255739728738752">
            <text:p>0.05255739728738752</text:p>
          </table:table-cell>
          <table:table-cell office:value-type="float" office:value="0.051205180062514184">
            <text:p>0.051205180062514184</text:p>
          </table:table-cell>
          <table:table-cell office:value-type="float" office:value="0.05357713155731324">
            <text:p>0.05357713155731324</text:p>
          </table:table-cell>
          <table:table-cell office:value-type="float" office:value="0.06103492341448533">
            <text:p>0.06103492341448533</text:p>
          </table:table-cell>
          <table:table-cell office:value-type="float" office:value="0.06903456749943859">
            <text:p>0.06903456749943859</text:p>
          </table:table-cell>
          <table:table-cell office:value-type="float" office:value="0.07313235749806352">
            <text:p>0.07313235749806352</text:p>
          </table:table-cell>
          <table:table-cell office:value-type="float" office:value="0.07589090399767387">
            <text:p>0.07589090399767387</text:p>
          </table:table-cell>
          <table:table-cell office:value-type="float" office:value="0.07715246793318456">
            <text:p>0.07715246793318456</text:p>
          </table:table-cell>
          <table:table-cell office:value-type="float" office:value="0.07763614291471027">
            <text:p>0.07763614291471027</text:p>
          </table:table-cell>
          <table:table-cell office:value-type="float" office:value="0.07733483453583362">
            <text:p>0.07733483453583362</text:p>
          </table:table-cell>
          <table:table-cell office:value-type="float" office:value="0.0763774961862283">
            <text:p>0.0763774961862283</text:p>
          </table:table-cell>
          <table:table-cell office:value-type="float" office:value="0.07573968018131012">
            <text:p>0.07573968018131012</text:p>
          </table:table-cell>
          <table:table-cell office:value-type="float" office:value="0.07601178592999049">
            <text:p>0.07601178592999049</text:p>
          </table:table-cell>
          <table:table-cell office:value-type="float" office:value="0.07842869619877207">
            <text:p>0.07842869619877207</text:p>
          </table:table-cell>
          <table:table-cell office:value-type="float" office:value="0.08084679595625209">
            <text:p>0.08084679595625209</text:p>
          </table:table-cell>
          <table:table-cell office:value-type="float" office:value="0.08099733557813944">
            <text:p>0.08099733557813944</text:p>
          </table:table-cell>
          <table:table-cell office:value-type="float" office:value="0.07954586811440537">
            <text:p>0.07954586811440537</text:p>
          </table:table-cell>
          <table:table-cell office:value-type="float" office:value="0.07639306317668088">
            <text:p>0.07639306317668088</text:p>
          </table:table-cell>
          <table:table-cell office:value-type="float" office:value="0.07114303752564019">
            <text:p>0.07114303752564019</text:p>
          </table:table-cell>
          <table:table-cell office:value-type="float" office:value="0.06364925112286246">
            <text:p>0.0636492511228624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094013999193501">
            <text:p>0.1094013999193501</text:p>
          </table:table-cell>
          <table:table-cell office:value-type="float" office:value="0.10603541557230385">
            <text:p>0.10603541557230385</text:p>
          </table:table-cell>
          <table:table-cell office:value-type="float" office:value="0.10605717930148578">
            <text:p>0.10605717930148578</text:p>
          </table:table-cell>
          <table:table-cell office:value-type="float" office:value="0.10246864417555739">
            <text:p>0.10246864417555739</text:p>
          </table:table-cell>
          <table:table-cell office:value-type="float" office:value="0.10059937382880565">
            <text:p>0.10059937382880565</text:p>
          </table:table-cell>
          <table:table-cell office:value-type="float" office:value="0.09801111388589125">
            <text:p>0.09801111388589125</text:p>
          </table:table-cell>
          <table:table-cell office:value-type="float" office:value="0.10255123283098123">
            <text:p>0.10255123283098123</text:p>
          </table:table-cell>
          <table:table-cell office:value-type="float" office:value="0.11682608717497923">
            <text:p>0.11682608717497923</text:p>
          </table:table-cell>
          <table:table-cell office:value-type="float" office:value="0.1321380932356883">
            <text:p>0.1321380932356883</text:p>
          </table:table-cell>
          <table:table-cell office:value-type="float" office:value="0.13998161535093875">
            <text:p>0.13998161535093875</text:p>
          </table:table-cell>
          <table:table-cell office:value-type="float" office:value="0.14526171034919363">
            <text:p>0.14526171034919363</text:p>
          </table:table-cell>
          <table:table-cell office:value-type="float" office:value="0.14767645210787395">
            <text:p>0.14767645210787395</text:p>
          </table:table-cell>
          <table:table-cell office:value-type="float" office:value="0.14860224757700752">
            <text:p>0.14860224757700752</text:p>
          </table:table-cell>
          <table:table-cell office:value-type="float" office:value="0.14802551745320408">
            <text:p>0.14802551745320408</text:p>
          </table:table-cell>
          <table:table-cell office:value-type="float" office:value="0.14619308960321004">
            <text:p>0.14619308960321004</text:p>
          </table:table-cell>
          <table:table-cell office:value-type="float" office:value="0.14497225497241767">
            <text:p>0.14497225497241767</text:p>
          </table:table-cell>
          <table:table-cell office:value-type="float" office:value="0.1454930887531083">
            <text:p>0.1454930887531083</text:p>
          </table:table-cell>
          <table:table-cell office:value-type="float" office:value="0.15011926265419262">
            <text:p>0.15011926265419262</text:p>
          </table:table-cell>
          <table:table-cell office:value-type="float" office:value="0.15474771333884016">
            <text:p>0.15474771333884016</text:p>
          </table:table-cell>
          <table:table-cell office:value-type="float" office:value="0.1550358591086063">
            <text:p>0.1550358591086063</text:p>
          </table:table-cell>
          <table:table-cell office:value-type="float" office:value="0.15225762568151954">
            <text:p>0.15225762568151954</text:p>
          </table:table-cell>
          <table:table-cell office:value-type="float" office:value="0.1462228861603604">
            <text:p>0.1462228861603604</text:p>
          </table:table-cell>
          <table:table-cell office:value-type="float" office:value="0.1361738860131132">
            <text:p>0.1361738860131132</text:p>
          </table:table-cell>
          <table:table-cell office:value-type="float" office:value="0.1218301350163886">
            <text:p>0.1218301350163886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9118686621670234">
            <text:p>0.09118686621670234</text:p>
          </table:table-cell>
          <table:table-cell office:value-type="float" office:value="0.08838129366856465">
            <text:p>0.08838129366856465</text:p>
          </table:table-cell>
          <table:table-cell office:value-type="float" office:value="0.08839943389586279">
            <text:p>0.08839943389586279</text:p>
          </table:table-cell>
          <table:table-cell office:value-type="float" office:value="0.0854083636473722">
            <text:p>0.0854083636473722</text:p>
          </table:table-cell>
          <table:table-cell office:value-type="float" office:value="0.08385031315480306">
            <text:p>0.08385031315480306</text:p>
          </table:table-cell>
          <table:table-cell office:value-type="float" office:value="0.08169297958025486">
            <text:p>0.08169297958025486</text:p>
          </table:table-cell>
          <table:table-cell office:value-type="float" office:value="0.08547720189513419">
            <text:p>0.08547720189513419</text:p>
          </table:table-cell>
          <table:table-cell office:value-type="float" office:value="0.09737539729563732">
            <text:p>0.09737539729563732</text:p>
          </table:table-cell>
          <table:table-cell office:value-type="float" office:value="0.11013806623037296">
            <text:p>0.11013806623037296</text:p>
          </table:table-cell>
          <table:table-cell office:value-type="float" office:value="0.11667569922518206">
            <text:p>0.11667569922518206</text:p>
          </table:table-cell>
          <table:table-cell office:value-type="float" office:value="0.12107669698729824">
            <text:p>0.12107669698729824</text:p>
          </table:table-cell>
          <table:table-cell office:value-type="float" office:value="0.12308940188740791">
            <text:p>0.12308940188740791</text:p>
          </table:table-cell>
          <table:table-cell office:value-type="float" office:value="0.12386105917561688">
            <text:p>0.12386105917561688</text:p>
          </table:table-cell>
          <table:table-cell office:value-type="float" office:value="0.12338035040332257">
            <text:p>0.12338035040332257</text:p>
          </table:table-cell>
          <table:table-cell office:value-type="float" office:value="0.12185300840100534">
            <text:p>0.12185300840100534</text:p>
          </table:table-cell>
          <table:table-cell office:value-type="float" office:value="0.12083543381573707">
            <text:p>0.12083543381573707</text:p>
          </table:table-cell>
          <table:table-cell office:value-type="float" office:value="0.12126955257761682">
            <text:p>0.12126955257761682</text:p>
          </table:table-cell>
          <table:table-cell office:value-type="float" office:value="0.12512550232711156">
            <text:p>0.12512550232711156</text:p>
          </table:table-cell>
          <table:table-cell office:value-type="float" office:value="0.1289833497923419">
            <text:p>0.1289833497923419</text:p>
          </table:table-cell>
          <table:table-cell office:value-type="float" office:value="0.12922352139689117">
            <text:p>0.12922352139689117</text:p>
          </table:table-cell>
          <table:table-cell office:value-type="float" office:value="0.1269078435351702">
            <text:p>0.1269078435351702</text:p>
          </table:table-cell>
          <table:table-cell office:value-type="float" office:value="0.12187784404911002">
            <text:p>0.12187784404911002</text:p>
          </table:table-cell>
          <table:table-cell office:value-type="float" office:value="0.11350192899944753">
            <text:p>0.11350192899944753</text:p>
          </table:table-cell>
          <table:table-cell office:value-type="float" office:value="0.10154630773547592">
            <text:p>0.10154630773547592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19813301551155724">
            <text:p>0.19813301551155724</text:p>
          </table:table-cell>
          <table:table-cell office:value-type="float" office:value="0.1920370000187345">
            <text:p>0.1920370000187345</text:p>
          </table:table-cell>
          <table:table-cell office:value-type="float" office:value="0.1920764155407917">
            <text:p>0.1920764155407917</text:p>
          </table:table-cell>
          <table:table-cell office:value-type="float" office:value="0.18557734618433458">
            <text:p>0.18557734618433458</text:p>
          </table:table-cell>
          <table:table-cell office:value-type="float" office:value="0.18219197661062428">
            <text:p>0.18219197661062428</text:p>
          </table:table-cell>
          <table:table-cell office:value-type="float" office:value="0.17750447034657765">
            <text:p>0.17750447034657765</text:p>
          </table:table-cell>
          <table:table-cell office:value-type="float" office:value="0.18572691958429313">
            <text:p>0.18572691958429313</text:p>
          </table:table-cell>
          <table:table-cell office:value-type="float" office:value="0.21157960464362083">
            <text:p>0.21157960464362083</text:p>
          </table:table-cell>
          <table:table-cell office:value-type="float" office:value="0.23931063858446772">
            <text:p>0.23931063858446772</text:p>
          </table:table-cell>
          <table:table-cell office:value-type="float" office:value="0.2535157647535273">
            <text:p>0.2535157647535273</text:p>
          </table:table-cell>
          <table:table-cell office:value-type="float" office:value="0.2630783585134153">
            <text:p>0.2630783585134153</text:p>
          </table:table-cell>
          <table:table-cell office:value-type="float" office:value="0.2674516121160349">
            <text:p>0.2674516121160349</text:p>
          </table:table-cell>
          <table:table-cell office:value-type="float" office:value="0.2691282876264183">
            <text:p>0.2691282876264183</text:p>
          </table:table-cell>
          <table:table-cell office:value-type="float" office:value="0.26808379204729477">
            <text:p>0.26808379204729477</text:p>
          </table:table-cell>
          <table:table-cell office:value-type="float" office:value="0.2647651466195933">
            <text:p>0.2647651466195933</text:p>
          </table:table-cell>
          <table:table-cell office:value-type="float" office:value="0.26255413609305334">
            <text:p>0.26255413609305334</text:p>
          </table:table-cell>
          <table:table-cell office:value-type="float" office:value="0.26349739977728953">
            <text:p>0.26349739977728953</text:p>
          </table:table-cell>
          <table:table-cell office:value-type="float" office:value="0.2718757001096294">
            <text:p>0.2718757001096294</text:p>
          </table:table-cell>
          <table:table-cell office:value-type="float" office:value="0.28025812384434984">
            <text:p>0.28025812384434984</text:p>
          </table:table-cell>
          <table:table-cell office:value-type="float" office:value="0.2807799744816617">
            <text:p>0.2807799744816617</text:p>
          </table:table-cell>
          <table:table-cell office:value-type="float" office:value="0.27574841394304367">
            <text:p>0.27574841394304367</text:p>
          </table:table-cell>
          <table:table-cell office:value-type="float" office:value="0.26481911011296977">
            <text:p>0.26481911011296977</text:p>
          </table:table-cell>
          <table:table-cell office:value-type="float" office:value="0.24661972049347797">
            <text:p>0.24661972049347797</text:p>
          </table:table-cell>
          <table:table-cell office:value-type="float" office:value="0.2206422591371955">
            <text:p>0.220642259137195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19199162016720028">
            <text:p>0.19199162016720028</text:p>
          </table:table-cell>
          <table:table-cell office:value-type="float" office:value="0.2038726252889158">
            <text:p>0.2038726252889158</text:p>
          </table:table-cell>
          <table:table-cell office:value-type="float" office:value="0.2081941733061365">
            <text:p>0.2081941733061365</text:p>
          </table:table-cell>
          <table:table-cell office:value-type="float" office:value="0.1939355125722651">
            <text:p>0.1939355125722651</text:p>
          </table:table-cell>
          <table:table-cell office:value-type="float" office:value="0.17455183246245906">
            <text:p>0.17455183246245906</text:p>
          </table:table-cell>
          <table:table-cell office:value-type="float" office:value="0.13709405015259157">
            <text:p>0.13709405015259157</text:p>
          </table:table-cell>
          <table:table-cell office:value-type="float" office:value="0.14961121966787796">
            <text:p>0.14961121966787796</text:p>
          </table:table-cell>
          <table:table-cell office:value-type="float" office:value="0.10804181119051565">
            <text:p>0.10804181119051565</text:p>
          </table:table-cell>
          <table:table-cell office:value-type="float" office:value="0.12204454908482547">
            <text:p>0.12204454908482547</text:p>
          </table:table-cell>
          <table:table-cell office:value-type="float" office:value="0.13413821136568002">
            <text:p>0.13413821136568002</text:p>
          </table:table-cell>
          <table:table-cell office:value-type="float" office:value="0.13325419965006788">
            <text:p>0.13325419965006788</text:p>
          </table:table-cell>
          <table:table-cell office:value-type="float" office:value="0.13938655949571535">
            <text:p>0.13938655949571535</text:p>
          </table:table-cell>
          <table:table-cell office:value-type="float" office:value="0.15665628842913212">
            <text:p>0.15665628842913212</text:p>
          </table:table-cell>
          <table:table-cell office:value-type="float" office:value="0.19888488131898005">
            <text:p>0.19888488131898005</text:p>
          </table:table-cell>
          <table:table-cell office:value-type="float" office:value="0.20096773845997257">
            <text:p>0.20096773845997257</text:p>
          </table:table-cell>
          <table:table-cell office:value-type="float" office:value="0.19395084464008389">
            <text:p>0.19395084464008389</text:p>
          </table:table-cell>
          <table:table-cell office:value-type="float" office:value="0.15291235236417125">
            <text:p>0.15291235236417125</text:p>
          </table:table-cell>
          <table:table-cell office:value-type="float" office:value="0.20058574227004228">
            <text:p>0.20058574227004228</text:p>
          </table:table-cell>
          <table:table-cell office:value-type="float" office:value="0.17295077953360957">
            <text:p>0.17295077953360957</text:p>
          </table:table-cell>
          <table:table-cell office:value-type="float" office:value="0.1575138242063152">
            <text:p>0.1575138242063152</text:p>
          </table:table-cell>
          <table:table-cell office:value-type="float" office:value="0.17179774051595015">
            <text:p>0.17179774051595015</text:p>
          </table:table-cell>
          <table:table-cell office:value-type="float" office:value="0.14264640511169174">
            <text:p>0.14264640511169174</text:p>
          </table:table-cell>
          <table:table-cell office:value-type="float" office:value="0.1908841240953531">
            <text:p>0.1908841240953531</text:p>
          </table:table-cell>
          <table:table-cell office:value-type="float" office:value="0.199040537996707">
            <text:p>0.199040537996707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2782441841242514">
            <text:p>0.022782441841242514</text:p>
          </table:table-cell>
          <table:table-cell office:value-type="float" office:value="0.02208148789840782">
            <text:p>0.02208148789840782</text:p>
          </table:table-cell>
          <table:table-cell office:value-type="float" office:value="0.022086020115497294">
            <text:p>0.022086020115497294</text:p>
          </table:table-cell>
          <table:table-cell office:value-type="float" office:value="0.02133872078603722">
            <text:p>0.02133872078603722</text:p>
          </table:table-cell>
          <table:table-cell office:value-type="float" office:value="0.020949452065602024">
            <text:p>0.020949452065602024</text:p>
          </table:table-cell>
          <table:table-cell office:value-type="float" office:value="0.020410456388554602">
            <text:p>0.020410456388554602</text:p>
          </table:table-cell>
          <table:table-cell office:value-type="float" office:value="0.02135591957179623">
            <text:p>0.02135591957179623</text:p>
          </table:table-cell>
          <table:table-cell office:value-type="float" office:value="0.024328605836543126">
            <text:p>0.024328605836543126</text:p>
          </table:table-cell>
          <table:table-cell office:value-type="float" office:value="0.02751727515711888">
            <text:p>0.02751727515711888</text:p>
          </table:table-cell>
          <table:table-cell office:value-type="float" office:value="0.02915065998174561">
            <text:p>0.02915065998174561</text:p>
          </table:table-cell>
          <table:table-cell office:value-type="float" office:value="0.030250220474597293">
            <text:p>0.030250220474597293</text:p>
          </table:table-cell>
          <table:table-cell office:value-type="float" office:value="0.030753081623716885">
            <text:p>0.030753081623716885</text:p>
          </table:table-cell>
          <table:table-cell office:value-type="float" office:value="0.030945875147821638">
            <text:p>0.030945875147821638</text:p>
          </table:table-cell>
          <table:table-cell office:value-type="float" office:value="0.030825773206591054">
            <text:p>0.030825773206591054</text:p>
          </table:table-cell>
          <table:table-cell office:value-type="float" office:value="0.030444176801503624">
            <text:p>0.030444176801503624</text:p>
          </table:table-cell>
          <table:table-cell office:value-type="float" office:value="0.030189942449892877">
            <text:p>0.030189942449892877</text:p>
          </table:table-cell>
          <table:table-cell office:value-type="float" office:value="0.0302984041818843">
            <text:p>0.0302984041818843</text:p>
          </table:table-cell>
          <table:table-cell office:value-type="float" office:value="0.03126178799531469">
            <text:p>0.03126178799531469</text:p>
          </table:table-cell>
          <table:table-cell office:value-type="float" office:value="0.03222564594060399">
            <text:p>0.03222564594060399</text:p>
          </table:table-cell>
          <table:table-cell office:value-type="float" office:value="0.032285651244433146">
            <text:p>0.032285651244433146</text:p>
          </table:table-cell>
          <table:table-cell office:value-type="float" office:value="0.031707094283364386">
            <text:p>0.031707094283364386</text:p>
          </table:table-cell>
          <table:table-cell office:value-type="float" office:value="0.03045038182567005">
            <text:p>0.03045038182567005</text:p>
          </table:table-cell>
          <table:table-cell office:value-type="float" office:value="0.028357714258471983">
            <text:p>0.028357714258471983</text:p>
          </table:table-cell>
          <table:table-cell office:value-type="float" office:value="0.02537068051750465">
            <text:p>0.0253706805175046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5953419174042957">
            <text:p>0.15953419174042957</text:p>
          </table:table-cell>
          <table:table-cell office:value-type="float" office:value="0.15462575736378853">
            <text:p>0.15462575736378853</text:p>
          </table:table-cell>
          <table:table-cell office:value-type="float" office:value="0.15465749424235498">
            <text:p>0.15465749424235498</text:p>
          </table:table-cell>
          <table:table-cell office:value-type="float" office:value="0.14942452600548353">
            <text:p>0.14942452600548353</text:p>
          </table:table-cell>
          <table:table-cell office:value-type="float" office:value="0.14669866935160913">
            <text:p>0.14669866935160913</text:p>
          </table:table-cell>
          <table:table-cell office:value-type="float" office:value="0.14292434874591886">
            <text:p>0.14292434874591886</text:p>
          </table:table-cell>
          <table:table-cell office:value-type="float" office:value="0.14954496061052286">
            <text:p>0.14954496061052286</text:p>
          </table:table-cell>
          <table:table-cell office:value-type="float" office:value="0.1703612148052665">
            <text:p>0.1703612148052665</text:p>
          </table:table-cell>
          <table:table-cell office:value-type="float" office:value="0.19268989170172968">
            <text:p>0.19268989170172968</text:p>
          </table:table-cell>
          <table:table-cell office:value-type="float" office:value="0.20412767917041952">
            <text:p>0.20412767917041952</text:p>
          </table:table-cell>
          <table:table-cell office:value-type="float" office:value="0.21182735841108907">
            <text:p>0.21182735841108907</text:p>
          </table:table-cell>
          <table:table-cell office:value-type="float" office:value="0.2153486467585589">
            <text:p>0.2153486467585589</text:p>
          </table:table-cell>
          <table:table-cell office:value-type="float" office:value="0.21669868461908146">
            <text:p>0.21669868461908146</text:p>
          </table:table-cell>
          <table:table-cell office:value-type="float" office:value="0.21585767002309586">
            <text:p>0.21585767002309586</text:p>
          </table:table-cell>
          <table:table-cell office:value-type="float" office:value="0.213185538805516">
            <text:p>0.213185538805516</text:p>
          </table:table-cell>
          <table:table-cell office:value-type="float" office:value="0.2114052611654154">
            <text:p>0.2114052611654154</text:p>
          </table:table-cell>
          <table:table-cell office:value-type="float" office:value="0.21216476512327">
            <text:p>0.21216476512327</text:p>
          </table:table-cell>
          <table:table-cell office:value-type="float" office:value="0.2189108663130555">
            <text:p>0.2189108663130555</text:p>
          </table:table-cell>
          <table:table-cell office:value-type="float" office:value="0.2256602876141541">
            <text:p>0.2256602876141541</text:p>
          </table:table-cell>
          <table:table-cell office:value-type="float" office:value="0.22608047513019175">
            <text:p>0.22608047513019175</text:p>
          </table:table-cell>
          <table:table-cell office:value-type="float" office:value="0.22202912638526315">
            <text:p>0.22202912638526315</text:p>
          </table:table-cell>
          <table:table-cell office:value-type="float" office:value="0.2132289895261206">
            <text:p>0.2132289895261206</text:p>
          </table:table-cell>
          <table:table-cell office:value-type="float" office:value="0.198575071774864">
            <text:p>0.198575071774864</text:p>
          </table:table-cell>
          <table:table-cell office:value-type="float" office:value="0.17765834928798988">
            <text:p>0.17765834928798988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2852951524971667">
            <text:p>0.12852951524971667</text:p>
          </table:table-cell>
          <table:table-cell office:value-type="float" office:value="0.12457501067497713">
            <text:p>0.12457501067497713</text:p>
          </table:table-cell>
          <table:table-cell office:value-type="float" office:value="0.12460057964908361">
            <text:p>0.12460057964908361</text:p>
          </table:table-cell>
          <table:table-cell office:value-type="float" office:value="0.12038461275531316">
            <text:p>0.12038461275531316</text:p>
          </table:table-cell>
          <table:table-cell office:value-type="float" office:value="0.11818851278112794">
            <text:p>0.11818851278112794</text:p>
          </table:table-cell>
          <table:table-cell office:value-type="float" office:value="0.1151477126081117">
            <text:p>0.1151477126081117</text:p>
          </table:table-cell>
          <table:table-cell office:value-type="float" office:value="0.12048164149401791">
            <text:p>0.12048164149401791</text:p>
          </table:table-cell>
          <table:table-cell office:value-type="float" office:value="0.1372523602457611">
            <text:p>0.1372523602457611</text:p>
          </table:table-cell>
          <table:table-cell office:value-type="float" office:value="0.1552415698713649">
            <text:p>0.1552415698713649</text:p>
          </table:table-cell>
          <table:table-cell office:value-type="float" office:value="0.16445648024789264">
            <text:p>0.16445648024789264</text:p>
          </table:table-cell>
          <table:table-cell office:value-type="float" office:value="0.17065976513363065">
            <text:p>0.17065976513363065</text:p>
          </table:table-cell>
          <table:table-cell office:value-type="float" office:value="0.1734967086089889">
            <text:p>0.1734967086089889</text:p>
          </table:table-cell>
          <table:table-cell office:value-type="float" office:value="0.17458437332768478">
            <text:p>0.17458437332768478</text:p>
          </table:table-cell>
          <table:table-cell office:value-type="float" office:value="0.17390680573442682">
            <text:p>0.17390680573442682</text:p>
          </table:table-cell>
          <table:table-cell office:value-type="float" office:value="0.17175398992527421">
            <text:p>0.17175398992527421</text:p>
          </table:table-cell>
          <table:table-cell office:value-type="float" office:value="0.17031970038774133">
            <text:p>0.17031970038774133</text:p>
          </table:table-cell>
          <table:table-cell office:value-type="float" office:value="0.17093159852987835">
            <text:p>0.17093159852987835</text:p>
          </table:table-cell>
          <table:table-cell office:value-type="float" office:value="0.1763666285149213">
            <text:p>0.1763666285149213</text:p>
          </table:table-cell>
          <table:table-cell office:value-type="float" office:value="0.18180433336415944">
            <text:p>0.18180433336415944</text:p>
          </table:table-cell>
          <table:table-cell office:value-type="float" office:value="0.18214285952686435">
            <text:p>0.18214285952686435</text:p>
          </table:table-cell>
          <table:table-cell office:value-type="float" office:value="0.178878870255271">
            <text:p>0.178878870255271</text:p>
          </table:table-cell>
          <table:table-cell office:value-type="float" office:value="0.171788996214494">
            <text:p>0.171788996214494</text:p>
          </table:table-cell>
          <table:table-cell office:value-type="float" office:value="0.15998299447574085">
            <text:p>0.15998299447574085</text:p>
          </table:table-cell>
          <table:table-cell office:value-type="float" office:value="0.14313133294461894">
            <text:p>0.1431313329446189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530070386509725">
            <text:p>0.1530070386509725</text:p>
          </table:table-cell>
          <table:table-cell office:value-type="float" office:value="0.1660791746469384">
            <text:p>0.1660791746469384</text:p>
          </table:table-cell>
          <table:table-cell office:value-type="float" office:value="0.17039096407986878">
            <text:p>0.17039096407986878</text:p>
          </table:table-cell>
          <table:table-cell office:value-type="float" office:value="0.15741478106253964">
            <text:p>0.15741478106253964</text:p>
          </table:table-cell>
          <table:table-cell office:value-type="float" office:value="0.13870473608270056">
            <text:p>0.13870473608270056</text:p>
          </table:table-cell>
          <table:table-cell office:value-type="float" office:value="0.10218465949033521">
            <text:p>0.10218465949033521</text:p>
          </table:table-cell>
          <table:table-cell office:value-type="float" office:value="0.113081855115072">
            <text:p>0.113081855115072</text:p>
          </table:table-cell>
          <table:table-cell office:value-type="float" office:value="0.06645683812948458">
            <text:p>0.06645683812948458</text:p>
          </table:table-cell>
          <table:table-cell office:value-type="float" office:value="0.07500924600267739">
            <text:p>0.07500924600267739</text:p>
          </table:table-cell>
          <table:table-cell office:value-type="float" office:value="0.08430869427291926">
            <text:p>0.08430869427291926</text:p>
          </table:table-cell>
          <table:table-cell office:value-type="float" office:value="0.08154789697076058">
            <text:p>0.08154789697076058</text:p>
          </table:table-cell>
          <table:table-cell office:value-type="float" office:value="0.08681889091834089">
            <text:p>0.08681889091834089</text:p>
          </table:table-cell>
          <table:table-cell office:value-type="float" office:value="0.10375140105303376">
            <text:p>0.10375140105303376</text:p>
          </table:table-cell>
          <table:table-cell office:value-type="float" office:value="0.14616528609671936">
            <text:p>0.14616528609671936</text:p>
          </table:table-cell>
          <table:table-cell office:value-type="float" office:value="0.1488986407109481">
            <text:p>0.1488986407109481</text:p>
          </table:table-cell>
          <table:table-cell office:value-type="float" office:value="0.14231906415709525">
            <text:p>0.14231906415709525</text:p>
          </table:table-cell>
          <table:table-cell office:value-type="float" office:value="0.10111459562770557">
            <text:p>0.10111459562770557</text:p>
          </table:table-cell>
          <table:table-cell office:value-type="float" office:value="0.14712097552302156">
            <text:p>0.14712097552302156</text:p>
          </table:table-cell>
          <table:table-cell office:value-type="float" office:value="0.11785341285211101">
            <text:p>0.11785341285211101</text:p>
          </table:table-cell>
          <table:table-cell office:value-type="float" office:value="0.10232123428410504">
            <text:p>0.10232123428410504</text:p>
          </table:table-cell>
          <table:table-cell office:value-type="float" office:value="0.11758619830309568">
            <text:p>0.11758619830309568</text:p>
          </table:table-cell>
          <table:table-cell office:value-type="float" office:value="0.09059398917152103">
            <text:p>0.09059398917152103</text:p>
          </table:table-cell>
          <table:table-cell office:value-type="float" office:value="0.14238180668637607">
            <text:p>0.14238180668637607</text:p>
          </table:table-cell>
          <table:table-cell office:value-type="float" office:value="0.15563394977614148">
            <text:p>0.15563394977614148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4556488368248493">
            <text:p>0.04556488368248493</text:p>
          </table:table-cell>
          <table:table-cell office:value-type="float" office:value="0.04416297579681574">
            <text:p>0.04416297579681574</text:p>
          </table:table-cell>
          <table:table-cell office:value-type="float" office:value="0.04417204023099469">
            <text:p>0.04417204023099469</text:p>
          </table:table-cell>
          <table:table-cell office:value-type="float" office:value="0.042677441572074544">
            <text:p>0.042677441572074544</text:p>
          </table:table-cell>
          <table:table-cell office:value-type="float" office:value="0.04189890413120405">
            <text:p>0.04189890413120405</text:p>
          </table:table-cell>
          <table:table-cell office:value-type="float" office:value="0.040820912777109204">
            <text:p>0.040820912777109204</text:p>
          </table:table-cell>
          <table:table-cell office:value-type="float" office:value="0.04271183914359246">
            <text:p>0.04271183914359246</text:p>
          </table:table-cell>
          <table:table-cell office:value-type="float" office:value="0.04865721167308625">
            <text:p>0.04865721167308625</text:p>
          </table:table-cell>
          <table:table-cell office:value-type="float" office:value="0.055034550314237866">
            <text:p>0.055034550314237866</text:p>
          </table:table-cell>
          <table:table-cell office:value-type="float" office:value="0.05830131996349122">
            <text:p>0.05830131996349122</text:p>
          </table:table-cell>
          <table:table-cell office:value-type="float" office:value="0.06050044094919449">
            <text:p>0.06050044094919449</text:p>
          </table:table-cell>
          <table:table-cell office:value-type="float" office:value="0.06150616324743387">
            <text:p>0.06150616324743387</text:p>
          </table:table-cell>
          <table:table-cell office:value-type="float" office:value="0.06189175029564317">
            <text:p>0.06189175029564317</text:p>
          </table:table-cell>
          <table:table-cell office:value-type="float" office:value="0.061651546413182004">
            <text:p>0.061651546413182004</text:p>
          </table:table-cell>
          <table:table-cell office:value-type="float" office:value="0.06088835360300714">
            <text:p>0.06088835360300714</text:p>
          </table:table-cell>
          <table:table-cell office:value-type="float" office:value="0.06037988489978565">
            <text:p>0.06037988489978565</text:p>
          </table:table-cell>
          <table:table-cell office:value-type="float" office:value="0.0605968083637686">
            <text:p>0.0605968083637686</text:p>
          </table:table-cell>
          <table:table-cell office:value-type="float" office:value="0.06252357599062938">
            <text:p>0.06252357599062938</text:p>
          </table:table-cell>
          <table:table-cell office:value-type="float" office:value="0.06445129188120798">
            <text:p>0.06445129188120798</text:p>
          </table:table-cell>
          <table:table-cell office:value-type="float" office:value="0.06457130248886639">
            <text:p>0.06457130248886639</text:p>
          </table:table-cell>
          <table:table-cell office:value-type="float" office:value="0.06341418856672877">
            <text:p>0.06341418856672877</text:p>
          </table:table-cell>
          <table:table-cell office:value-type="float" office:value="0.06090076365134">
            <text:p>0.06090076365134</text:p>
          </table:table-cell>
          <table:table-cell office:value-type="float" office:value="0.056715428516943965">
            <text:p>0.056715428516943965</text:p>
          </table:table-cell>
          <table:table-cell office:value-type="float" office:value="0.0507413610350093">
            <text:p>0.0507413610350093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